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Fina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risten Turenne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mb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iden Glass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b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Haydn Ulv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atie Dyc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Taegan Isaac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40">
            <text:p>4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30">
            <text:p>3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Saryn MacDiarmid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style-name="ce27" office:value-type="string">
            <text:p>b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aston Martens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Liam MacDiarmid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Luke Shevkenek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80">
            <text:p>8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10">
            <text:p>110</text:p>
          </table:table-cell>
          <table:table-cell table:style-name="ce20" table:formula="of:=[Calculations.R58]" office:value-type="float" office:value="120">
            <text:p>120</text:p>
          </table:table-cell>
          <table:table-cell table:style-name="ce20" table:formula="of:=[Calculations.S58]" office:value-type="float" office:value="110">
            <text:p>1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hn Juson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b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Kiana Ens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41"/>
          <table:table-cell table:number-columns-repeated="2"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leb En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60">
            <text:p>60</text:p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00">
            <text:p>100</text:p>
          </table:table-cell>
          <table:table-cell table:style-name="ce20" table:formula="of:=[Calculations.S109]" office:value-type="float" office:value="90">
            <text:p>9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Final">
            <text:p>Quiz AFina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1">
            <text:p>TDAC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30">
            <text:p>30</text:p>
          </table:table-cell>
          <table:table-cell table:style-name="ce58" table:formula="of:=[Calculations.AE16]" office:value-type="float" office:value="2">
            <text:p>2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1">
            <text:p>Avalon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3">
            <text:p>13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1">
            <text:p>Westgate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9">
            <text:p>9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risten Turenne">
            <text:p>Kristen Turenne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 office:value-type="string" office:string-value="mb">
            <text:p>mb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iden Glass">
            <text:p>Aiden Glass</text:p>
          </table:table-cell>
          <table:table-cell table:formula="of:=[Calculations.B3]" office:value-type="float" office:value="-10">
            <text:p>-1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b">
            <text:p>b</text:p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e">
            <text:p>e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Haydn Ulven">
            <text:p>Haydn Ulve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atie Dyck">
            <text:p>Katie Dyck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Taegan Isaac">
            <text:p>Taegan Isaac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40">
            <text:p>4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30">
            <text:p>3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1">
            <text:p>Aval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Saryn MacDiarmid">
            <text:p>Saryn MacDiarmid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e">
            <text:p>e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b">
            <text:p>b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aston Martens">
            <text:p>Easton Martens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Liam MacDiarmid">
            <text:p>Liam MacDiarmid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Luke Shevkenek">
            <text:p>Luke Shevkenek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 office:value-type="string" office:string-value="e">
            <text:p>e</text:p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80">
            <text:p>8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10">
            <text:p>110</text:p>
          </table:table-cell>
          <table:table-cell table:style-name="ce65" table:formula="of:=[Calculations.R58]" office:value-type="float" office:value="120">
            <text:p>120</text:p>
          </table:table-cell>
          <table:table-cell table:style-name="ce65" table:formula="of:=[Calculations.S58]" office:value-type="float" office:value="110">
            <text:p>1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hn Juson">
            <text:p>John Juson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c">
            <text:p>c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 office:value-type="string" office:string-value="c">
            <text:p>c</text:p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 office:value-type="string" office:string-value="b">
            <text:p>b</text:p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Kiana Ens">
            <text:p>Kiana Ens</text:p>
          </table:table-cell>
          <table:table-cell table:formula="of:=[Calculations.B105]" office:value-type="float" office:value="-20">
            <text:p>-20</text:p>
          </table:table-cell>
          <table:table-cell table:style-name="ce60" table:formula="of:=[Calculations.C105]" office:value-type="float" office:value="3">
            <text:p>3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e">
            <text:p>e</text:p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e">
            <text:p>e</text:p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leb Ens">
            <text:p>Caleb Ens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60">
            <text:p>60</text:p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110">
            <text:p>110</text:p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00">
            <text:p>100</text:p>
          </table:table-cell>
          <table:table-cell table:style-name="ce65" table:formula="of:=[Calculations.S109]" office:value-type="float" office:value="90">
            <text:p>9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30">
            <text:p>30</text:p>
          </table:table-cell>
          <table:table-cell table:style-name="ce24" table:formula="of:=[Calculations.AE16]" office:value-type="float" office:value="2">
            <text:p>2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1">
            <text:p>Avalon 1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3">
            <text:p>13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9">
            <text:p>9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risten Turenne">
            <text:p>Kristen Turenne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iden Glass">
            <text:p>Aiden Glass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3]" office:value-type="float" office:value="-10">
            <text:p>-1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Haydn Ulven">
            <text:p>Haydn Ulven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tie Dyck">
            <text:p>Katie Dyck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Taegan Isaac">
            <text:p>Taegan Isaac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aryn MacDiarmid">
            <text:p>Saryn MacDiarmid</text:p>
          </table:table-cell>
          <table:table-cell table:style-name="ce24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aston Martens">
            <text:p>Easton Martens</text:p>
          </table:table-cell>
          <table:table-cell table:style-name="ce24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iam MacDiarmid">
            <text:p>Liam MacDiarmid</text:p>
          </table:table-cell>
          <table:table-cell table:style-name="ce24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Luke Shevkenek">
            <text:p>Luke Shevkenek</text:p>
          </table:table-cell>
          <table:table-cell table:style-name="ce24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hn Juson">
            <text:p>John Juson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iana Ens">
            <text:p>Kiana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5]" office:value-type="float" office:value="-20">
            <text:p>-20</text:p>
          </table:table-cell>
          <table:table-cell table:style-name="ce24" table:formula="of:=[Calculations.C105]" office:value-type="float" office:value="3">
            <text:p>3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leb Ens">
            <text:p>Caleb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risten Turenne">
            <text:p>Kristen Turenne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 office:value-type="string" office:string-value="mb">
            <text:p>mb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iden Glass">
            <text:p>Aiden Glass</text:p>
          </table:table-cell>
          <table:table-cell table:style-name="ce77" table:formula="of:=[.S11]*20+[.Z11]+[.Z23]+[.Z33]" office:value-type="float" office:value="-10">
            <text:p>-1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b">
            <text:p>b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e">
            <text:p>e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Haydn Ulven">
            <text:p>Haydn Ulve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1">
            <text:p>TDAC 1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tie Dyck">
            <text:p>Katie Dyck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1">
            <text:p>Avalon 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Taegan Isaac">
            <text:p>Taegan Isaac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40">
            <text:p>4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30">
            <text:p>3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1">
            <text:p>TDAC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1">
            <text:p>Avalo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1">
            <text:p>Westgate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TDAC 1">
            <text:p>TDAC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HLOOKUP([.AC16];TotalPoints;2)" office:value-type="float" office:value="2">
            <text:p>2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Avalon 1">
            <text:p>Avalon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3">
            <text:p>13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9">
            <text:p>9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30">
            <text:p>3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true">
            <text:p>TRU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true">
            <text:p>TRU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true">
            <text:p>TRU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1">
            <text:p>Aval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aryn MacDiarmid">
            <text:p>Saryn MacDiarmid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e">
            <text:p>e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b">
            <text:p>b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aston Martens">
            <text:p>Easton Martens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iam MacDiarmid">
            <text:p>Liam MacDiarmid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Luke Shevkenek">
            <text:p>Luke Shevkenek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 office:value-type="string" office:string-value="e">
            <text:p>e</text:p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80">
            <text:p>8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10">
            <text:p>110</text:p>
          </table:table-cell>
          <table:table-cell table:style-name="ce78" table:formula="of:=IF([.R92]=0;&quot;&quot;;[.R93])" office:value-type="float" office:value="120">
            <text:p>120</text:p>
          </table:table-cell>
          <table:table-cell table:style-name="ce78" table:formula="of:=IF([.S92]=0;&quot;&quot;;[.S93])" office:value-type="float" office:value="110">
            <text:p>1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10">
            <text:p>1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10">
            <text:p>1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20">
            <text:p>12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true">
            <text:p>TRU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hn Juson">
            <text:p>John Juson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 office:value-type="string" office:string-value="c">
            <text:p>c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 office:value-type="string" office:string-value="c">
            <text:p>c</text:p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 office:value-type="string" office:string-value="b">
            <text:p>b</text:p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iana Ens">
            <text:p>Kiana Ens</text:p>
          </table:table-cell>
          <table:table-cell table:style-name="ce77" table:formula="of:=[.S113]*20+[.Z113]+[.Z125]+[.Z135]" office:value-type="float" office:value="-20">
            <text:p>-20</text:p>
          </table:table-cell>
          <table:table-cell table:style-name="ce77" table:formula="of:=[.S125]" office:value-type="float" office:value="3">
            <text:p>3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e">
            <text:p>e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e">
            <text:p>e</text:p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leb Ens">
            <text:p>Caleb Ens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60">
            <text:p>6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110">
            <text:p>11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00">
            <text:p>100</text:p>
          </table:table-cell>
          <table:table-cell table:style-name="ce78" table:formula="of:=IF([.S143]=0;&quot;&quot;;[.S144])" office:value-type="float" office:value="90">
            <text:p>9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2">
            <text:p>2</text:p>
          </table:table-cell>
          <table:table-cell table:formula="of:=IF(LOWER([.I104])=&quot;c&quot;;[.H112]+1;[.H112])" office:value-type="float" office:value="2">
            <text:p>2</text:p>
          </table:table-cell>
          <table:table-cell table:formula="of:=IF(LOWER([.J104])=&quot;c&quot;;[.I112]+1;[.I112])" office:value-type="float" office:value="3">
            <text:p>3</text:p>
          </table:table-cell>
          <table:table-cell table:formula="of:=IF(LOWER([.K104])=&quot;c&quot;;[.J112]+1;[.J112])" office:value-type="float" office:value="3">
            <text:p>3</text:p>
          </table:table-cell>
          <table:table-cell table:formula="of:=IF(LOWER([.L104])=&quot;c&quot;;[.K112]+1;[.K112])" office:value-type="float" office:value="3">
            <text:p>3</text:p>
          </table:table-cell>
          <table:table-cell table:formula="of:=IF(LOWER([.M104])=&quot;c&quot;;[.L112]+1;[.L112])" office:value-type="float" office:value="3">
            <text:p>3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10">
            <text:p>1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3">
            <text:p>3</text:p>
          </table:table-cell>
          <table:table-cell table:formula="of:=IF(LOWER([.T105])=&quot;e&quot;;[.S125]+1;[.S125])" office:value-type="float" office:value="3">
            <text:p>3</text:p>
          </table:table-cell>
          <table:table-cell table:formula="of:=IF(LOWER([.U105])=&quot;e&quot;;[.T125]+1;[.T125])" office:value-type="float" office:value="3">
            <text:p>3</text:p>
          </table:table-cell>
          <table:table-cell table:formula="of:=IF(LOWER([.V105])=&quot;e&quot;;[.U125]+1;[.U125])" office:value-type="float" office:value="3">
            <text:p>3</text:p>
          </table:table-cell>
          <table:table-cell table:formula="of:=IF(LOWER([.W105])=&quot;e&quot;;[.V125]+1;[.V125])" office:value-type="float" office:value="3">
            <text:p>3</text:p>
          </table:table-cell>
          <table:table-cell table:formula="of:=IF(LOWER([.X105])=&quot;e&quot;;[.W125]+1;[.W125])" office:value-type="float" office:value="3">
            <text:p>3</text:p>
          </table:table-cell>
          <table:table-cell table:formula="of:=IF(LOWER([.Y105])=&quot;e&quot;;[.X125]+1;[.X125])" office:value-type="float" office:value="3">
            <text:p>3</text:p>
          </table:table-cell>
          <table:table-cell table:formula="of:=IF([.S125]&gt;1;([.S125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true">
            <text:p>TRU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7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42:30.33</meta:creation-date>
    <meta:editing-duration>PT8M13S</meta:editing-duration>
    <meta:editing-cycles>2</meta:editing-cycles>
    <meta:generator>OpenOffice/4.1.4$Win32 OpenOffice.org_project/414m5$Build-9788</meta:generator>
    <meta:initial-creator>Conrad Hein</meta:initial-creator>
    <dc:date>2018-11-10T17:06:04.34</dc:date>
    <dc:creator>Conrad Hein</dc:creator>
    <meta:document-statistic meta:table-count="5" meta:cell-count="4547" meta:object-count="0"/>
  </office:meta>
</office:document-meta>
</file>